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word 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ando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or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out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ov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oa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s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solu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solut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strac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yss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adem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ep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ept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id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ommod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ompan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ompli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or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ou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ur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hie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hiev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knowled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olyt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qu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quis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ros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u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ap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d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di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dr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equ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ju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just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minist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m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m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op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ul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a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ant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is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oc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fai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f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for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rai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t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terno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ain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ainst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en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end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gress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re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re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ricultu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hea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rcraf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rl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a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bu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chemis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chem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coho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e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mos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on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ong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ongside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read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righ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so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ta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t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terna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though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togeth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way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a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end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ong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ou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ule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alysi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aly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aly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ci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d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g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g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g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im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nou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nounc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n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other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sw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ticip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xie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xi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body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mo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on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thing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wa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whe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ar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art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olog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ar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ar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arit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ea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ea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ear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i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oi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oint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eci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oa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opri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ov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o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oximat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boreal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ane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hitec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hmag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e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gu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gu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mor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m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oun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an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ang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e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iv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ic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ific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i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hame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id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ess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ig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i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ist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ista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oci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oci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um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ump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hle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mosphe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a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a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emp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end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en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itu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ra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ra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rac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ribu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di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th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tomatic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tum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ail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erag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oi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ar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a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aren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a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b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c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ckgrou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d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la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n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n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bari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ren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ri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s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sic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si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tt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zaa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a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a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auti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au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cause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com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droo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fo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g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ha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havi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hin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ie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ie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ltow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ong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ow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neath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nef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side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sides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ween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yon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a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g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olog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r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r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c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cksmit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decraf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desmit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m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essing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in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o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o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o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ood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u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d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g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mb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m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s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ts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r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rr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th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th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tt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tto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unda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w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x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c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n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zen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fa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th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e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wmast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d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ef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ef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gan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gh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lli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mston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ng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oa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ot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ow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ush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ckl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dg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il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n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rde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r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rs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sin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s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t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tt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y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y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ir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k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lcul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lm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aig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n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nce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nc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ndid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ab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ac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it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ta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t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b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e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e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efu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p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tacomb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talo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t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teg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uldr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v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leb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leb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n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nt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ntu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remon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rtai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rtain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i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irm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lic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llen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mb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mp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mp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mpion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n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nnel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os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p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acterist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acter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io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ap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e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e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mic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stplat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ck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ef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ef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eft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l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ldho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ocol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o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o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ur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garet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rc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rcumst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tiz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vi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vili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i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ss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ss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u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ea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e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ear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ick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im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imb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in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ak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s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s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the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th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u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ub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uster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a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a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ff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lap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leagu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l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l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le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um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bin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bin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f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fort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a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erci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i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it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itt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o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unic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uni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an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a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aris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ens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e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et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eti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eti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l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lai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le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let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lex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lex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lic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n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s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u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rehens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r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romis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u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ent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ent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ep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er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e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lu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lu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re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d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du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dui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er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d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d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r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li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u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jurat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jure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n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n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equ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equ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erva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id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ider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ide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i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ist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t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ta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titu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trai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tru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tru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ul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um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um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a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empor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e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ex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inu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inu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ra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ra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ribu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ribu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ro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rovers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ven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ven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vers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ver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vi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o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o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ope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p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p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po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rec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respo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rupt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g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ld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c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sel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t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p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ri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r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s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v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ve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v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ver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a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af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ag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az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a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a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a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d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s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mi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si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teri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t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t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ticis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tic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o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o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ow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ow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uc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yp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yptic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ltu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l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i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r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r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t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sto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stom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i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m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m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n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nger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r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r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rkn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ugh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a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a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al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a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b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b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a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i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i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la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lin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rea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dic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ep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ep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ea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en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ic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in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init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in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gr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l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l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liv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live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ma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mocra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mocrat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monic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monst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monst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ns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n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art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end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os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r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re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r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crib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crip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e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er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ig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pite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tro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tru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ta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t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termin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termin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velo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velop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v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vo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alo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er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er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er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icul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icul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g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men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n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r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r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rec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rt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agre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appea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appoi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as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ipl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ou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ov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ove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u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u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ea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enchant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mi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or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pel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pl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pu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inc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in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ingui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ribu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ri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urb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vers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vi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vine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vinit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vi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vorc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c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cu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mest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min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uble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ub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wn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z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f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g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mat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matic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ea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in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iv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u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ui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nge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ring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ch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rl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r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r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si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ster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s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conom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conom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i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uc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u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uca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ffe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ffec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ffectiv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fficien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ffici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ff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g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ith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d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derl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dritch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imin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ixi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s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sewhe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barra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brac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er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ergen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o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o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ero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hasi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has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i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lo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loy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loy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loy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t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ab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hant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hanting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hantmen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ount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oura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em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erg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ga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g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gine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ha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jo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orm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oug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s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ert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ertain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i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ir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it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r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velo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viron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vironment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inox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ip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ival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r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rr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cap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peci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sa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sent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tabli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tablish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t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tim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th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theric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thn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alu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alu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n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n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ntu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ry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rybody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ryda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ryon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rything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rywhe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id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i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olu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ol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c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c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min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min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mp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ee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ell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ept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ep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han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i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it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lu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erci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hau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hib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hib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i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ist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a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an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c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ndi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n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ns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ri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ri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riment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l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lan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lo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or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os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r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re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en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ens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er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a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a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aordin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em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em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y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bl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i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il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i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ir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irytal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i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ithfu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mili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mil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m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nc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ntast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rm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scin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sh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s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ther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ul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v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vori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as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a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e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e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llo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ma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stiv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w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el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g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anc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is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rm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rm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rs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rs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s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x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a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ash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a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exi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a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w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cu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ld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l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lklo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ll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eca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eig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e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ev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g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g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m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ma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m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mer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mul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th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tun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tu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war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u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und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g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mewor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edo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e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quen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qu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qu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s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ie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iend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iend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ighte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om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o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u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lfi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l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n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nc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ndament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nn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rni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rth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rthermo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lle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rd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tekeep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th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untle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z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mston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e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er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e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e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t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tlem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uin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stur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i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ir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a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anc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a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ob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ble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l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lde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o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rg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ver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vern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b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du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du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mm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n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ndmot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te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a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a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av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imoi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ou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ou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ow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arante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ar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ardi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e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i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idel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ilt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b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i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l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nd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ng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ppe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ppin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pp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rb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r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rd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r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ve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l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lth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vi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v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llo </text:p>
          </table:table-cell>
          <table:table-cell office:value-type="string" calcext:value-type="string">
            <text:p>int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lm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l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lp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nc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al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self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sit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 </text:p>
          </table:table-cell>
          <table:table-cell office:value-type="string" calcext:value-type="string">
            <text:p>int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g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ghl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gh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mself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stori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stor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stor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st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l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l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lida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llow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nes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no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n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norguar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o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pefu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rri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r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spit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t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u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u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usehol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w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wever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g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m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n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r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r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sba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m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othesi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de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de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dentif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dent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f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gno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leg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ln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lus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lusory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lust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lust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agin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agin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bue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medi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mediat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migra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mig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leme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lemen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li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l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or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ort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ort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ossi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r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re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ress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ro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rov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en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id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lu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o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orpo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orporeal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rea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reasing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ee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epend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epend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ex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ic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i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ividu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ustr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ust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a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ernal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erno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l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lue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or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orm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it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iti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itia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j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ju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lay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n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noc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nov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pu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qui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id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i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p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a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ea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itu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itu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ru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ru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ur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g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llectu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llig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ns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n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a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e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io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na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pr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pre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ven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vie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o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rodu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rodu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e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e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estig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estig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est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es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i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i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ocat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ok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ol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olv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r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la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ol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su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te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tself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ck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il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est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ewelcraf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b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i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urn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urnali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urne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urneym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d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dg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m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s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st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stif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e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e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dom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tch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f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o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owled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o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orat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ryint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d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i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k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c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c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dsca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gu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ter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tt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ug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ugh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un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wy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y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z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der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gu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p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r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s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t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c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f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g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gen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gisl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ng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s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ss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t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ylin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ab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be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bra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cen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gh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kel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m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mi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n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qui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ste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ste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ter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ter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tera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tt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a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c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g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ng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o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os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u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vel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v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w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u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uck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un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uxu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ch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gaz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g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g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gici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n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nt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nten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jo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jor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k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a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ag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a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ufact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ufactur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aud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ch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g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k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ri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ss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st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t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teri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thematic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t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tu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ximu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yb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y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adow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a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anwhil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as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asur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chanis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dall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d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dic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diu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mb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mber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m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nt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ntio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nu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r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ss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t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dd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ght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lita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l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imu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is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o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or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u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rag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rr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stak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x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x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bi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der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der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dif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du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narc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ne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ni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nolit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n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nth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numen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onris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reov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rn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st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s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t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tiv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tiv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nt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v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vi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ch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ltip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r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sc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seu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s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sici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st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t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yself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rra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rrow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tu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tur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arb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ar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cessari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cess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cromanc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cropolis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e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ga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glec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goti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goti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ighb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ighborho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ith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r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rv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wor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v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vertheles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w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w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w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x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ic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bl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body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i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ma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n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r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rm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rm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r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rther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thing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ti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ic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w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waday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whe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mb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mer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r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at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elisk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j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jec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lig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serv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ser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vi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vious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ca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casion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cup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cu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e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d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f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fen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f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f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fic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fic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ten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int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l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me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c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to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yx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e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er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e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e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era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in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pon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portun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p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posi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pos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ang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d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din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gan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ganiz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gan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ig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igi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igin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nate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th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therwis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rselves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co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l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pu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si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er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eral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ercom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ersea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w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wn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w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wner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ck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i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i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lad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acea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the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p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ag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agrap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alle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chmen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ia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k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icipa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icip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icip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icul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icular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ner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ss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ssen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ti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tter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uldr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y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a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a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nal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op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ce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c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cent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cep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fec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fec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for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form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hap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ilous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i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man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mi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m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ona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on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onn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pec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ua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antasmal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a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enomen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ilosoph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ra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ys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e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l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l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nacl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t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i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n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st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tfo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y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eas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eas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eas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enty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us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ck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e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et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i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i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it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itici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itic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lu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o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o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pul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pul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rtal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r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rtra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i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s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se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sib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si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sib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tato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tent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tenti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u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u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ver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w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wer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act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acti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ais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cis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cis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di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f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fer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gnan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gn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mi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pa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pa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en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er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s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umab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t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tt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ve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vi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vious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mari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m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m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ncip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ncip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o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or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s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so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v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vile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z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bab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bab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ced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cee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c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u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uc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u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u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fe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fess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fess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fi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f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gra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gr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je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m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mo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mo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mp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o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er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er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hec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or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os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spe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t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t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te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te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u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i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i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i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sycholog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b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bl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bli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blis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mp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p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rcha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rpo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rsu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y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gmi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int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lifi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lif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nt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r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ll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s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stio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c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ck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cksan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cksilv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e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e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ll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t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v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o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c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d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dio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ndom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n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n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pi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pid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r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th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tio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w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d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l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lm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s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son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sonab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a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e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ko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ogn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ogn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omm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ommend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or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ov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ove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ru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du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du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l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l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or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ug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al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ar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ardles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ist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ist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r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ul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ular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ul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ul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j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tion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tiv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x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ea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ev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i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ie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ig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igi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iquar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ar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ark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emb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i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o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o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ai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ea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la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l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or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rese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resen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resenta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u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que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qu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quir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cu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ear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earc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er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id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ig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i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ist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olu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ol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our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p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pectiv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po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pon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ponsib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ponsi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taura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to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tri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tri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ul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tai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t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t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tir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tur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ea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enu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er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ie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olu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war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c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f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gh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s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tual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v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v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a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mant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ug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ugh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un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u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ut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y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n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nic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stic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f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fe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i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k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la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l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m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mp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n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tisfa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tisf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a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a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a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e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hedu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he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hol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hoo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i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ientif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ienti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o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o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rea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re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rib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a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ar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as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on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ond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ond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re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reta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ur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e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e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e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g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l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l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l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nio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n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nsi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nt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pa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qu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rie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ri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rious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rva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r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rv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rvi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t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tl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veral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ve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x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x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d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do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m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r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rp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e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l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l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if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in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i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o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uld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ul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u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w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u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c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n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nific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nific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nifica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l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l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lv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mil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milar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mp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mp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ce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g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g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s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tu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tu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z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ki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k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kirmish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ki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k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a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ee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i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igh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igh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i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o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ow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ow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al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ar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e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i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ok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oot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nap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no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c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cie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f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ldi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lid </text:p>
          </table:table-cell>
          <table:table-cell office:value-type="string" calcext:value-type="string">
            <text:p>adj/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lu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l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body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how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on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thing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time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wha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whe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on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rry </text:p>
          </table:table-cell>
          <table:table-cell office:value-type="string" calcext:value-type="string">
            <text:p>int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u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u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ur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u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uther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a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a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ak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ali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al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e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f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fic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f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e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e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ll 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llbook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ir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l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onso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rea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r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qua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qui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b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f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i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m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ndar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t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tist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tu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ad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a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i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ill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imul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i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ma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r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aigh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ang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an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ateg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ea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e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eng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engthe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et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ic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i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i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o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ong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ong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uctu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uc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ugg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ud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udio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ud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uf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upi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y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je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m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sequ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sequ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st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stant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stitu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ccee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cc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ccess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ccessfu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c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dde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dden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ff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ffici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g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gge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gges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it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mmar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mma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mm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pl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pli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pl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por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por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p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fac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ge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pr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prising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rou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ve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viv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v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sp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sp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st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ear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ee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ee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i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ing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it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ordmaide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ordsm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mbo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mpto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te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ck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l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l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lism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l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l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n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p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rg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s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s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x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a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ac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a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ar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n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niqu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nolog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ena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lepho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levi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mpera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mpor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nden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nd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nni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n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rri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rrit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an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an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at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aumaturg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a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mselves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n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oret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rap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refo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y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ic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i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in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ir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is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ough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e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eate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o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on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oug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oughout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u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ck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gh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ll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nctu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n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ssu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da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geth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morrow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ngu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nigh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o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o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o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p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t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tem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u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ug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u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uris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uri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urna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war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w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w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d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di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ff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quil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sf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sfor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s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sl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spor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spor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ve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ea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eat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e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i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i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igger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inke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oo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oub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u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u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u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u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ub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u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ur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ic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is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y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yp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ypic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yran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gl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ltimat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certain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c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cle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d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dergo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derli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dersta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derta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dying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employ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fortunat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hol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fo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qu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vers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ver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vers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leas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less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lik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lik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rul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til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us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yielding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d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on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p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rising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se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rba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r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e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u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gabon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gran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liant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lle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lle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lu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lu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nguar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nquish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ri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ri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rie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ri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s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getab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hic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il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llum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n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b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sus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ss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stig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stmen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ter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l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cti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ct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deo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e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ll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ol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ol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rtu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si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s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s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si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sonar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s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t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talit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lu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lunt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lunte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rtex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yag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l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n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nd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nder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rcr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rde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rm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r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s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t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yston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kn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l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lth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p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t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ve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b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e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eke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ek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ig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ir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lco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lfa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ll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a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atever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e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enev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e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ereas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erev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ether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c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le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lst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sper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o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o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cked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d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d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f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l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ll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gs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p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sdom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s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th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thdra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thin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thout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tn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zardr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m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n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nder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ode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k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l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uld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u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a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i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i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ong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llow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s </text:p>
          </table:table-cell>
          <table:table-cell office:value-type="string" calcext:value-type="string">
            <text:p>int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sterda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iel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ou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oung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ourself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ou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ealo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o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</table:table>
      <table:named-expressions/>
      <table:database-ranges>
        <table:database-range table:name="__Anonymous_Sheet_DB__0" table:target-range-address="Sheet1.A2:Sheet1.B30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18:00:13.0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4:10:17.898000000</meta:creation-date>
    <dc:date>2024-05-05T21:54:04.550000000</dc:date>
    <meta:editing-duration>PT1H34M24S</meta:editing-duration>
    <meta:editing-cycles>24</meta:editing-cycles>
    <meta:generator>LibreOffice/24.2.3.2$Windows_X86_64 LibreOffice_project/433d9c2ded56988e8a90e6b2e771ee4e6a5ab2ba</meta:generator>
    <meta:document-statistic meta:table-count="1" meta:cell-count="6012" meta:object-count="0"/>
  </office:meta>
</office:document-meta>
</file>